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65000" calcext:value-type="float">
            <text:p>5650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10000" calcext:value-type="float">
            <text:p>6100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style-name="ce1" office:value-type="float" office:value="680000" calcext:value-type="float">
            <text:p>68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5000" calcext:value-type="float">
            <text:p>7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1:06:12.736062960</meta:creation-date>
    <dc:date>2020-04-19T11:09:41.110409895</dc:date>
    <meta:editing-duration>PT3M30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